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ciete Gener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ATA PRE-PROCESSING STEP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RTFOLIO_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ique values.</text:p>
              </text:list-item>
              <text:list-item>
                <text:p>No missing value</text:p>
              </text:list-item>
              <text:list-item>
                <text:p>Label enco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K_I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sence repeated values.</text:p>
              </text:list-item>
              <text:list-item>
                <text:p>Presence of missing data.</text:p>
              </text:list-item>
              <text:list-item>
                <text:p>Label Enco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FFICE_I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sence repeated values.</text:p>
              </text:list-item>
              <text:list-item>
                <text:p>No missing data</text:p>
              </text:list-item>
              <text:list-item>
                <text:p>Label Enco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F_CATEG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sence repeated values.</text:p>
              </text:list-item>
              <text:list-item>
                <text:p>No missing data</text:p>
              </text:list-item>
              <text:list-item>
                <text:p>Label Enco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ed to date format.</text:p>
              </text:list-item>
              <text:list-item>
                <text:p>Presence repeated values.</text:p>
              </text:list-item>
              <text:list-item>
                <text:p>No missing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n-Max scaling [0-1]</text:p>
              </text:list-item>
              <text:list-item>
                <text:p>Missing Data [2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UNTRY_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sence repeated values.</text:p>
              </text:list-item>
              <text:list-item>
                <text:p>Label Encoding.</text:p>
              </text:list-item>
              <text:list-item>
                <text:p>No missing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URIBOR_R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missing data</text:p>
              </text:list-item>
              <text:list-item>
                <text:p>Doubt:Min-Max scaling [0-1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sence of repeated data.</text:p>
              </text:list-item>
              <text:list-item>
                <text:p>Label Encoding</text:p>
              </text:list-item>
              <text:list-item>
                <text:p>No missing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OR_R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sence of missing data</text:p>
              </text:list-item>
              <text:list-item>
                <text:p>Doubt :Min-Max scaling [0-1]</text:p>
              </text:list-item>
              <text:list-item>
                <text:p>Data missing only for EUR curr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U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n-Max scaling [0-1]</text:p>
              </text:list-item>
              <text:list-item>
                <text:p>Missing Data [2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EATION_D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nged to date format.</text:p>
              </text:list-item>
              <text:list-item>
                <text:p>Presence of repeated values.</text:p>
              </text:list-item>
              <text:list-item>
                <text:p>No missing values.</text:p>
                <text:p/>
              </text:list-item>
              <text:list-item>
                <text:p>Note: Start date and creation date are not similar at some pl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ICATOR_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sence of missing data.</text:p>
              </text:list-item>
              <text:list-item>
                <text:p>Presence of repeated data.</text:p>
              </text:list-item>
              <text:list-item>
                <text:p>Label enco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L_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ed to date format.</text:p>
              </text:list-item>
              <text:list-item>
                <text:p>Presence of repeated values.</text:p>
              </text:list-item>
              <text:list-item>
                <text:p>No missing val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missing data.</text:p>
              </text:list-item>
              <text:list-item>
                <text:p>Presence of repeated data.</text:p>
              </text:list-item>
              <text:list-item>
                <text:p>Label enco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DGE_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sence of repeated data.</text:p>
              </text:list-item>
              <text:list-item>
                <text:p>Presence of missing data.</text:p>
              </text:list-item>
              <text:list-item>
                <text:p>Label enco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sence of repeated data.</text:p>
              </text:list-item>
              <text:list-item>
                <text:p>Presence of missing data.</text:p>
              </text:list-item>
              <text:list-item>
                <text:p>Label enco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missing data.</text:p>
              </text:list-item>
              <text:list-item>
                <text:p>Doubt : min-max scall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OR RATE ONLINE LIN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tp://www.global-rates.com/interest-rates/libor/european-euro/2010.asp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3:26:31.094613382</meta:creation-date>
    <dc:date>2018-01-11T13:55:37.188363090</dc:date>
    <meta:editing-duration>PT7M9S</meta:editing-duration>
    <meta:editing-cycles>4</meta:editing-cycles>
    <meta:generator>LibreOffice/5.1.6.2$Linux_X86_64 LibreOffice_project/10m0$Build-2</meta:generator>
    <meta:document-statistic meta:object-count="101"/>
  </office:meta>
</office:document-meta>
</file>